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center" draw:textarea-vertical-align="middle"/>
    </style:style>
    <style:style style:name="gr2" style:family="graphic" style:parent-style-name="standard">
      <style:graphic-properties draw:fill="solid" draw:fill-color="#33cc66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33cc66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 draw:shadow="hidden"/>
    </style:style>
    <style:style style:name="gr9" style:family="graphic" style:parent-style-name="standard">
      <style:graphic-properties draw:fill="none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ffcc" draw:textarea-horizontal-align="center" draw:textarea-vertical-align="middle"/>
    </style:style>
    <style:style style:name="gr16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gr17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6" draw:layer="layout" svg:width="1.464cm" svg:height="0.714cm" svg:x="2.769cm" svg:y="4.642cm">
          <text:p text:style-name="P1"><text:span text:style-name="T1">Module</text:span></text:p>
          <text:p text:style-name="P1"><text:span text:style-name="T1">manager</text:span></text:p>
        </draw:rect>
        <draw:rect draw:style-name="gr2" draw:text-style-name="P2" draw:id="id8" draw:layer="layout" svg:width="1.503cm" svg:height="1.222cm" svg:x="5.01cm" svg:y="4.641cm">
          <text:p text:style-name="P1"><text:span text:style-name="T1">Parse</text:span></text:p>
          <text:p text:style-name="P1"><text:span text:style-name="T1">table</text:span></text:p>
          <text:p text:style-name="P1"><text:span text:style-name="T1">generator</text:span></text:p>
        </draw:rect>
        <draw:rect draw:style-name="gr3" draw:text-style-name="P2" draw:id="id12" draw:layer="layout" svg:width="1.744cm" svg:height="0.762cm" svg:x="10.073cm" svg:y="4.575cm">
          <text:p text:style-name="P1"><text:span text:style-name="T1">ASF</text:span></text:p>
          <text:p text:style-name="P1"><text:span text:style-name="T1">interpreter</text:span></text:p>
        </draw:rect>
        <draw:rect draw:style-name="gr3" draw:text-style-name="P2" draw:id="id14" draw:layer="layout" svg:width="1.744cm" svg:height="0.763cm" svg:x="12.872cm" svg:y="4.602cm">
          <text:p text:style-name="P1"><text:span text:style-name="T1">ASF</text:span></text:p>
          <text:p text:style-name="P1"><text:span text:style-name="T1">compiler</text:span></text:p>
        </draw:rect>
        <draw:rect draw:style-name="gr4" draw:text-style-name="P2" draw:id="id3" draw:layer="layout" svg:width="1.294cm" svg:height="0.714cm" svg:x="1.818cm" svg:y="0.599cm">
          <text:p text:style-name="P1"><text:span text:style-name="T1">GUI</text:span></text:p>
        </draw:rect>
        <draw:rect draw:style-name="gr1" draw:text-style-name="P2" draw:id="id2" draw:layer="layout" svg:width="2.103cm" svg:height="0.714cm" svg:x="0.161cm" svg:y="4.641cm">
          <text:p text:style-name="P1"><text:span text:style-name="T1">Configuration</text:span></text:p>
          <text:p text:style-name="P1"><text:span text:style-name="T1">manager</text:span></text:p>
        </draw:rect>
        <draw:rect draw:style-name="gr5" draw:text-style-name="P2" draw:id="id7" draw:layer="layout" svg:width="1.744cm" svg:height="0.714cm" svg:x="4.886cm" svg:y="1.572cm">
          <text:p text:style-name="P1"><text:span text:style-name="T1">SDF</text:span></text:p>
          <text:p text:style-name="P1"><text:span text:style-name="T1">operations</text:span></text:p>
        </draw:rect>
        <draw:rect draw:style-name="gr3" draw:text-style-name="P2" draw:layer="layout" svg:width="1.744cm" svg:height="0.75cm" svg:x="11.589cm" svg:y="0.573cm">
          <text:p text:style-name="P1"><text:span text:style-name="T1">ASF</text:span></text:p>
          <text:p text:style-name="P1"><text:span text:style-name="T1">checker</text:span></text:p>
        </draw:rect>
        <draw:rect draw:style-name="gr2" draw:text-style-name="P2" draw:id="id9" draw:layer="layout" svg:width="1.744cm" svg:height="0.714cm" svg:x="7.461cm" svg:y="1.546cm">
          <text:p text:style-name="P1"><text:span text:style-name="T1">SDF</text:span></text:p>
          <text:p text:style-name="P1"><text:span text:style-name="T1">checker</text:span></text:p>
        </draw:rect>
        <draw:rect draw:style-name="gr6" draw:text-style-name="P2" draw:id="id11" draw:layer="layout" svg:width="1.744cm" svg:height="0.752cm" svg:x="10.081cm" svg:y="1.531cm">
          <text:p text:style-name="P1"><text:span text:style-name="T1">ASF</text:span></text:p>
          <text:p text:style-name="P1"><text:span text:style-name="T1">operations</text:span></text:p>
        </draw:rect>
        <draw:line draw:style-name="gr7" draw:text-style-name="P3" draw:layer="layout" svg:x1="7.007cm" svg:y1="3.72cm" svg:x2="7.009cm" svg:y2="6.164cm">
          <text:p text:style-name="P4"/>
        </draw:line>
        <draw:g>
          <draw:frame draw:style-name="gr8" draw:text-style-name="P5" draw:layer="layout" svg:width="13.388cm" svg:height="1.827cm" svg:x="0.606cm" svg:y="8.174cm">
            <draw:text-box>
              <text:p text:style-name="P4"><text:span text:style-name="T2">Key</text:span><text:span text:style-name="T1"> <text:s text:c="15"/>= component <text:s text:c="16"/>= component with multiple instances</text:span></text:p>
              <text:p text:style-name="P4"><text:span text:style-name="T1"/></text:p>
              <text:p text:style-name="P4"><text:span text:style-name="T1"/></text:p>
              <text:p text:style-name="P4"><text:span text:style-name="T1"><text:s text:c="23"/></text:span><text:span text:style-name="T1">= ToolBus <text:s text:c="20"/>= interacts with</text:span></text:p>
            </draw:text-box>
          </draw:frame>
          <draw:g>
            <draw:rect draw:style-name="gr9" draw:text-style-name="P3" draw:layer="layout" svg:width="0.556cm" svg:height="0.544cm" svg:x="1.771cm" svg:y="8.101cm">
              <text:p text:style-name="P4"/>
            </draw:rect>
            <draw:rect draw:style-name="gr10" draw:text-style-name="P3" draw:layer="layout" svg:width="1.282cm" svg:height="0.459cm" svg:x="1.445cm" svg:y="9.382cm">
              <text:p text:style-name="P4"/>
            </draw:rect>
            <draw:line draw:style-name="gr11" draw:text-style-name="P3" draw:layer="layout" svg:x1="5.436cm" svg:y1="9.685cm" svg:x2="6.053cm" svg:y2="9.685cm">
              <text:p text:style-name="P4"/>
            </draw:line>
            <draw:rect draw:style-name="gr12" draw:text-style-name="P3" draw:layer="layout" svg:width="0.543cm" svg:height="0.544cm" svg:x="5.363cm" svg:y="8.222cm">
              <text:p text:style-name="P4"/>
            </draw:rect>
          </draw:g>
        </draw:g>
        <draw:rect draw:style-name="gr13" draw:text-style-name="P3" draw:layer="layout" svg:width="4.575cm" svg:height="7.126cm" svg:x="0cm" svg:y="0.486cm">
          <text:p text:style-name="P4"/>
        </draw:rect>
        <draw:rect draw:style-name="gr13" draw:text-style-name="P3" draw:layer="layout" svg:width="4.894cm" svg:height="7.139cm" svg:x="4.729cm" svg:y="0.499cm">
          <text:p text:style-name="P4"/>
        </draw:rect>
        <draw:rect draw:style-name="gr13" draw:text-style-name="P3" draw:layer="layout" svg:width="5.18cm" svg:height="7.113cm" svg:x="9.794cm" svg:y="0.499cm">
          <text:p text:style-name="P4"/>
        </draw:rect>
        <draw:frame draw:style-name="gr14" draw:text-style-name="P6" draw:layer="layout" svg:width="1.933cm" svg:height="0.806cm" svg:x="1.448cm" svg:y="6.861cm">
          <draw:text-box>
            <text:p text:style-name="P4"><text:span text:style-name="T3">Kernel</text:span></text:p>
          </draw:text-box>
        </draw:frame>
        <draw:frame draw:style-name="gr14" draw:text-style-name="P7" draw:layer="layout" svg:width="1.493cm" svg:height="0.806cm" svg:x="6.405cm" svg:y="6.908cm">
          <draw:text-box>
            <text:p text:style-name="P4"><text:span text:style-name="T3">SDF</text:span></text:p>
          </draw:text-box>
        </draw:frame>
        <draw:frame draw:style-name="gr14" draw:text-style-name="P7" draw:layer="layout" svg:width="1.463cm" svg:height="0.806cm" svg:x="11.86cm" svg:y="6.979cm">
          <draw:text-box>
            <text:p text:style-name="P4"><text:span text:style-name="T3">ASF</text:span></text:p>
          </draw:text-box>
        </draw:frame>
        <draw:rect draw:style-name="gr15" draw:text-style-name="P2" draw:id="id1" draw:layer="layout" svg:width="1.464cm" svg:height="0.714cm" svg:x="0.476cm" svg:y="1.519cm">
          <text:p text:style-name="P1"><text:span text:style-name="T1">Text</text:span></text:p>
          <text:p text:style-name="P1"><text:span text:style-name="T1">editor</text:span></text:p>
        </draw:rect>
        <draw:rect draw:style-name="gr3" draw:text-style-name="P2" draw:id="id13" draw:layer="layout" svg:width="1.744cm" svg:height="0.714cm" svg:x="12.873cm" svg:y="1.493cm">
          <text:p text:style-name="P1"><text:span text:style-name="T1">ASF+SDF</text:span></text:p>
          <text:p text:style-name="P1"><text:span text:style-name="T1">checker</text:span></text:p>
        </draw:rect>
        <draw:rect draw:style-name="gr1" draw:text-style-name="P2" draw:id="id4" draw:layer="layout" svg:width="1.173cm" svg:height="0.714cm" svg:x="1.885cm" svg:y="5.745cm">
          <text:p text:style-name="P1"><text:span text:style-name="T1">Term</text:span></text:p>
          <text:p text:style-name="P1"><text:span text:style-name="T1">store</text:span></text:p>
        </draw:rect>
        <draw:rect draw:style-name="gr2" draw:text-style-name="P2" draw:layer="layout" svg:width="1.354cm" svg:height="0.641cm" svg:x="6.382cm" svg:y="6.14cm">
          <text:p text:style-name="P1"><text:span text:style-name="T1">Parser</text:span></text:p>
        </draw:rect>
        <draw:rect draw:style-name="gr16" draw:text-style-name="P2" draw:id="id10" draw:layer="layout" svg:width="1.947cm" svg:height="0.63cm" svg:x="7.347cm" svg:y="4.615cm">
          <text:p text:style-name="P1"><text:span text:style-name="T1">Prettyprinter</text:span></text:p>
        </draw:rect>
        <draw:rect draw:style-name="gr4" draw:text-style-name="P2" draw:id="id5" draw:layer="layout" svg:width="1.464cm" svg:height="0.714cm" svg:x="2.77cm" svg:y="1.519cm">
          <text:p text:style-name="P1"><text:span text:style-name="T1">Structure</text:span></text:p>
          <text:p text:style-name="P1"><text:span text:style-name="T1">editor</text:span></text:p>
        </draw:rect>
        <draw:connector draw:style-name="gr11" draw:text-style-name="P3" draw:layer="layout" draw:type="line" svg:x1="1.208cm" svg:y1="2.233cm" svg:x2="1.212cm" svg:y2="4.641cm" draw:start-shape="id1" draw:start-glue-point="2" draw:end-shape="id2">
          <text:p text:style-name="P4"/>
        </draw:connector>
        <draw:connector draw:style-name="gr11" draw:text-style-name="P3" draw:layer="layout" draw:type="line" svg:x1="2.465cm" svg:y1="1.313cm" svg:x2="2.471cm" svg:y2="5.745cm" draw:start-shape="id3" draw:start-glue-point="2" draw:end-shape="id4" draw:end-glue-point="0">
          <text:p text:style-name="P4"/>
        </draw:connector>
        <draw:connector draw:style-name="gr11" draw:text-style-name="P3" draw:layer="layout" draw:type="line" svg:x1="3.502cm" svg:y1="2.233cm" svg:x2="3.501cm" svg:y2="4.642cm" draw:start-shape="id5" draw:start-glue-point="2" draw:end-shape="id6" draw:end-glue-point="0">
          <text:p text:style-name="P4"/>
        </draw:connector>
        <draw:connector draw:style-name="gr11" draw:text-style-name="P3" draw:layer="layout" draw:type="line" svg:x1="5.758cm" svg:y1="2.286cm" svg:x2="5.761cm" svg:y2="4.641cm" draw:start-shape="id7" draw:start-glue-point="2" draw:end-shape="id8" draw:end-glue-point="0">
          <text:p text:style-name="P4"/>
        </draw:connector>
        <draw:connector draw:style-name="gr11" draw:text-style-name="P3" draw:layer="layout" draw:type="line" svg:x1="8.333cm" svg:y1="2.26cm" svg:x2="8.32cm" svg:y2="4.615cm" draw:start-shape="id9" draw:start-glue-point="2" draw:end-shape="id10" draw:end-glue-point="0">
          <text:p text:style-name="P4"/>
        </draw:connector>
        <draw:connector draw:style-name="gr11" draw:text-style-name="P3" draw:layer="layout" draw:type="line" svg:x1="10.953cm" svg:y1="2.283cm" svg:x2="10.945cm" svg:y2="4.575cm" draw:start-shape="id11" draw:start-glue-point="2" draw:end-shape="id12" draw:end-glue-point="0">
          <text:p text:style-name="P4"/>
        </draw:connector>
        <draw:connector draw:style-name="gr11" draw:text-style-name="P3" draw:layer="layout" draw:type="line" svg:x1="13.745cm" svg:y1="2.207cm" svg:x2="13.744cm" svg:y2="4.602cm" draw:start-shape="id13" draw:start-glue-point="2" draw:end-shape="id14" draw:end-glue-point="0">
          <text:p text:style-name="P4"/>
        </draw:connector>
        <draw:line draw:style-name="gr11" draw:text-style-name="P3" draw:layer="layout" svg:x1="12.463cm" svg:y1="1.301cm" svg:x2="12.463cm" svg:y2="3.05cm">
          <text:p text:style-name="P4"/>
        </draw:line>
        <draw:rect draw:style-name="gr17" draw:text-style-name="P2" draw:layer="layout" svg:width="14.562cm" svg:height="0.726cm" svg:x="0.149cm" svg:y="3.02cm">
          <text:p text:style-name="P1"><text:span text:style-name="T1">ToolBu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2-24T23:05:13</dc:date>
    <dc:language>en-US</dc:language>
    <meta:editing-cycles>19</meta:editing-cycles>
    <meta:editing-duration>P3DT17H39M50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